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styles.xml" manifest:media-type="text/xml"/>
  <manifest:file-entry manifest:full-path="content.xml" manifest:media-type="text/xml"/>
  <manifest:file-entry manifest:full-path="meta.xml" manifest:media-type="text/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RW Bookman" svg:font-family="'URW Bookman'"/>
    <style:font-face style:name="Courier New" svg:font-family="'Courier New'" style:font-family-generic="modern"/>
    <style:font-face style:name="Droid Sans Devanagari1" svg:font-family="'Droid Sans Devanagari'" style:font-family-generic="swiss"/>
    <style:font-face style:name="SimSun" svg:font-family="SimSun, 宋体"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in" fo:margin-right="0.25in" fo:text-indent="0in" style:auto-text-indent="false"/>
    </style:style>
    <style:style style:name="P3" style:family="paragraph" style:parent-style-name="ANEXOS">
      <style:paragraph-properties fo:break-before="page"/>
    </style:style>
    <style:style style:name="P4" style:family="paragraph" style:parent-style-name="NOME_20_AUTOR">
      <style:paragraph-properties fo:break-before="page"/>
    </style:style>
    <style:style style:name="P5" style:family="paragraph" style:parent-style-name="TITULO_20__2f_agradecimentos_2f_sumario_2f_resumos_2f_etc">
      <style:paragraph-properties fo:break-before="page"/>
    </style:style>
    <style:style style:name="P6" style:family="paragraph" style:parent-style-name="Standard">
      <style:paragraph-properties fo:break-before="page"/>
      <style:text-properties officeooo:rsid="001b28af" officeooo:paragraph-rsid="00150b6b" fo:background-color="#ffff00"/>
    </style:style>
    <style:style style:name="P7" style:family="paragraph" style:parent-style-name="Contents_20_1">
      <style:paragraph-properties>
        <style:tab-stops>
          <style:tab-stop style:position="6.2929in" style:type="right" style:leader-style="dotted" style:leader-text="."/>
        </style:tab-stops>
      </style:paragraph-properties>
    </style:style>
    <style:style style:name="P8" style:family="paragraph" style:parent-style-name="Contents_20_1">
      <style:paragraph-properties>
        <style:tab-stops>
          <style:tab-stop style:position="0.3335in"/>
          <style:tab-stop style:position="6.2929in" style:type="right" style:leader-style="dotted" style:leader-text="."/>
        </style:tab-stops>
      </style:paragraph-properties>
    </style:style>
    <style:style style:name="P9" style:family="paragraph" style:parent-style-name="Contents_20_1">
      <style:text-properties officeooo:paragraph-rsid="00150b6b"/>
    </style:style>
    <style:style style:name="P10" style:family="paragraph" style:parent-style-name="Contents_20_1">
      <style:text-properties officeooo:paragraph-rsid="00200c67"/>
    </style:style>
    <style:style style:name="P11" style:family="paragraph" style:parent-style-name="Contents_20_1">
      <style:text-properties officeooo:paragraph-rsid="002f91e5"/>
    </style:style>
    <style:style style:name="P12" style:family="paragraph" style:parent-style-name="Contents_20_3">
      <style:paragraph-properties>
        <style:tab-stops>
          <style:tab-stop style:position="1in"/>
          <style:tab-stop style:position="6.2929in" style:type="right" style:leader-style="dotted" style:leader-text="."/>
        </style:tab-stops>
      </style:paragraph-properties>
    </style:style>
    <style:style style:name="P13" style:family="paragraph" style:parent-style-name="Default">
      <style:paragraph-properties fo:text-align="center" style:justify-single-word="false"/>
      <style:text-properties fo:language="pt" fo:country="BR"/>
    </style:style>
    <style:style style:name="P14" style:family="paragraph" style:parent-style-name="NOME_20_AUTOR">
      <style:text-properties fo:color="#008000"/>
    </style:style>
    <style:style style:name="P15" style:family="paragraph" style:parent-style-name="NOME_20_AUTOR">
      <style:text-properties fo:font-size="12pt" fo:font-weight="normal" style:font-size-asian="12pt" style:font-weight-asian="normal"/>
    </style:style>
    <style:style style:name="P16" style:family="paragraph" style:parent-style-name="Normal_20_-_20_resumo_2f_abstract">
      <style:text-properties style:font-name-asian="Arial"/>
    </style:style>
    <style:style style:name="P17" style:family="paragraph" style:parent-style-name="Normal_20_-_20_resumo_2f_abstract">
      <style:text-properties fo:language="en" fo:country="US"/>
    </style:style>
    <style:style style:name="P18" style:family="paragraph" style:parent-style-name="Palavras_20_Chaves">
      <style:text-properties fo:language="pt" fo:country="BR"/>
    </style:style>
    <style:style style:name="P19" style:family="paragraph" style:parent-style-name="REFERÊNCIA_20_BIBLIOGRÁFICA">
      <style:paragraph-properties fo:text-align="start" style:justify-single-word="false"/>
    </style:style>
    <style:style style:name="P20" style:family="paragraph" style:parent-style-name="Standard">
      <style:paragraph-properties fo:text-align="center" style:justify-single-word="false"/>
    </style:style>
    <style:style style:name="P21" style:family="paragraph" style:parent-style-name="Standard">
      <style:text-properties fo:font-size="12pt" fo:font-weight="bold" style:font-size-asian="12pt" style:font-weight-asian="bold"/>
    </style:style>
    <style:style style:name="P22" style:family="paragraph" style:parent-style-name="Standard">
      <style:paragraph-properties fo:text-align="center" style:justify-single-word="false"/>
      <style:text-properties style:font-size-complex="12pt"/>
    </style:style>
    <style:style style:name="P23" style:family="paragraph" style:parent-style-name="Standard">
      <style:text-properties fo:font-weight="bold" style:font-weight-asian="bold"/>
    </style:style>
    <style:style style:name="P24" style:family="paragraph" style:parent-style-name="Standard">
      <style:paragraph-properties fo:text-align="center" style:justify-single-word="false"/>
      <style:text-properties fo:font-weight="bold" style:font-weight-asian="bold"/>
    </style:style>
    <style:style style:name="P25" style:family="paragraph" style:parent-style-name="Standard">
      <style:paragraph-properties fo:text-align="end" style:justify-single-word="false"/>
    </style:style>
    <style:style style:name="P26" style:family="paragraph" style:parent-style-name="Standard">
      <style:text-properties fo:text-transform="uppercase" fo:font-weight="bold" style:font-weight-asian="bold"/>
    </style:style>
    <style:style style:name="P27" style:family="paragraph" style:parent-style-name="Standard">
      <style:paragraph-properties fo:text-align="center" style:justify-single-word="false"/>
      <style:text-properties fo:text-transform="uppercase" fo:font-weight="bold" style:font-weight-asian="bold"/>
    </style:style>
    <style:style style:name="P28" style:family="paragraph" style:parent-style-name="Standard">
      <style:text-properties style:font-name="Times New Roman" fo:language="none" fo:country="none" fo:font-weight="bold" style:font-name-asian="SimSun" style:language-asian="none" style:country-asian="none" style:font-weight-asian="bold" style:font-name-complex="Times New Roman" style:font-size-complex="12pt"/>
    </style:style>
    <style:style style:name="P29" style:family="paragraph" style:parent-style-name="Standard">
      <style:text-properties fo:color="#008000"/>
    </style:style>
    <style:style style:name="P30" style:family="paragraph" style:parent-style-name="Standard">
      <style:text-properties officeooo:paragraph-rsid="00150b6b"/>
    </style:style>
    <style:style style:name="P31" style:family="paragraph" style:parent-style-name="Standard">
      <style:text-properties officeooo:paragraph-rsid="00211449"/>
    </style:style>
    <style:style style:name="P32"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33" style:family="paragraph" style:parent-style-name="Standard">
      <style:text-properties style:use-window-font-color="true" style:font-name="Arial" fo:font-size="12pt" fo:language="pt" fo:country="BR" officeooo:rsid="0016f2c7" officeooo:paragraph-rsid="00150b6b" style:font-name-asian="Times New Roman" style:font-size-asian="12pt" style:font-name-complex="Arial" style:font-size-complex="10pt" style:language-complex="ar" style:country-complex="SA"/>
    </style:style>
    <style:style style:name="P34" style:family="paragraph" style:parent-style-name="Standard">
      <style:paragraph-properties fo:text-align="center" style:justify-single-word="false"/>
      <style:text-properties style:use-window-font-color="true" style:font-name="Arial" fo:font-size="12pt" fo:language="pt" fo:country="BR" officeooo:rsid="00309fc4" style:font-name-asian="Times New Roman" style:font-size-asian="12pt" style:font-name-complex="Arial" style:font-size-complex="10pt" style:language-complex="ar" style:country-complex="SA"/>
    </style:style>
    <style:style style:name="P35" style:family="paragraph" style:parent-style-name="Standard">
      <style:paragraph-properties fo:text-align="center" style:justify-single-word="false"/>
      <style:text-properties style:use-window-font-color="true" style:font-name="Arial" fo:font-size="12pt" fo:language="pt" fo:country="BR" officeooo:rsid="00309fc4" officeooo:paragraph-rsid="00309fc4" style:font-name-asian="Times New Roman" style:font-size-asian="12pt" style:font-name-complex="Arial" style:font-size-complex="10pt" style:language-complex="ar" style:country-complex="SA"/>
    </style:style>
    <style:style style:name="P36" style:family="paragraph" style:parent-style-name="Standard">
      <style:paragraph-properties fo:text-align="center" style:justify-single-word="false"/>
      <style:text-properties style:use-window-font-color="true" style:font-name="Arial" fo:font-size="12pt" fo:language="pt" fo:country="BR" fo:font-style="italic" officeooo:rsid="00309fc4" officeooo:paragraph-rsid="0037dd62" style:font-name-asian="Times New Roman" style:font-size-asian="12pt" style:font-style-asian="italic" style:font-name-complex="Arial" style:font-size-complex="10pt" style:language-complex="ar" style:country-complex="SA" style:font-style-complex="italic"/>
    </style:style>
    <style:style style:name="P37" style:family="paragraph" style:parent-style-name="Standard">
      <style:text-properties officeooo:paragraph-rsid="00373bde"/>
    </style:style>
    <style:style style:name="P38" style:family="paragraph" style:parent-style-name="Standard">
      <style:text-properties officeooo:paragraph-rsid="00418f9c"/>
    </style:style>
    <style:style style:name="P39" style:family="paragraph" style:parent-style-name="Standard">
      <style:paragraph-properties fo:margin-left="2.8752in" fo:margin-right="0in" fo:text-indent="0in" style:auto-text-indent="false"/>
    </style:style>
    <style:style style:name="P40" style:family="paragraph" style:parent-style-name="Standard">
      <style:paragraph-properties fo:margin-left="2.8752in" fo:margin-right="0in" fo:text-indent="0in" style:auto-text-indent="false"/>
      <style:text-properties style:font-name-complex="Arial"/>
    </style:style>
    <style:style style:name="P41" style:family="paragraph" style:parent-style-name="Standard">
      <style:paragraph-properties fo:margin-left="2.8752in" fo:margin-right="0in" fo:text-indent="0in" style:auto-text-indent="false" fo:break-before="page"/>
      <style:text-properties style:font-name-complex="Arial"/>
    </style:style>
    <style:style style:name="P42" style:family="paragraph" style:parent-style-name="Standard">
      <style:paragraph-properties fo:margin-left="0in" fo:margin-right="0in" fo:text-indent="0.748in" style:auto-text-indent="false"/>
    </style:style>
    <style:style style:name="P43" style:family="paragraph" style:parent-style-name="NOME_20_AUTOR">
      <style:paragraph-properties fo:margin-left="3.25in" fo:margin-right="0in" fo:text-align="justify" style:justify-single-word="false" fo:text-indent="0in" style:auto-text-indent="false"/>
      <style:text-properties fo:font-size="12pt" fo:font-weight="normal" style:font-size-asian="12pt" style:font-weight-asian="normal"/>
    </style:style>
    <style:style style:name="P44" style:family="paragraph" style:parent-style-name="Text_20_body">
      <style:text-properties officeooo:paragraph-rsid="0033908b"/>
    </style:style>
    <style:style style:name="P45" style:family="paragraph" style:parent-style-name="Text_20_body">
      <style:text-properties officeooo:paragraph-rsid="0037dd62"/>
    </style:style>
    <style:style style:name="P46" style:family="paragraph" style:parent-style-name="Text_20_body">
      <style:text-properties style:use-window-font-color="true" style:font-name="Arial" fo:font-size="12pt" fo:language="pt" fo:country="BR" officeooo:rsid="00309fc4" officeooo:paragraph-rsid="0039fe83" style:font-name-asian="Times New Roman" style:font-size-asian="12pt" style:font-name-complex="Arial" style:font-size-complex="10pt" style:language-complex="ar" style:country-complex="SA"/>
    </style:style>
    <style:style style:name="P47" style:family="paragraph" style:parent-style-name="Text_20_body">
      <style:text-properties officeooo:rsid="00309fc4" officeooo:paragraph-rsid="0037dd62"/>
    </style:style>
    <style:style style:name="P48" style:family="paragraph" style:parent-style-name="Text_20_body">
      <style:text-properties officeooo:rsid="00309fc4" officeooo:paragraph-rsid="00322723"/>
    </style:style>
    <style:style style:name="P49" style:family="paragraph" style:parent-style-name="Text_20_body">
      <style:text-properties fo:font-style="normal" officeooo:rsid="0033908b" officeooo:paragraph-rsid="0037dd62" style:font-style-asian="normal" style:font-style-complex="normal"/>
    </style:style>
    <style:style style:name="P50" style:family="paragraph" style:parent-style-name="Heading_20_1">
      <style:text-properties officeooo:paragraph-rsid="002bbbb6"/>
    </style:style>
    <style:style style:name="P51" style:family="paragraph" style:parent-style-name="Heading_20_1">
      <style:text-properties officeooo:paragraph-rsid="002f91e5"/>
    </style:style>
    <style:style style:name="P52" style:family="paragraph" style:parent-style-name="Heading_20_1" style:master-page-name="Convert_20_1">
      <style:paragraph-properties style:page-number="auto"/>
    </style:style>
    <style:style style:name="P53" style:family="paragraph" style:parent-style-name="Heading_20_2">
      <style:text-properties officeooo:paragraph-rsid="001d15d2"/>
    </style:style>
    <style:style style:name="P54" style:family="paragraph" style:parent-style-name="Heading_20_2">
      <style:text-properties officeooo:paragraph-rsid="001b28af"/>
    </style:style>
    <style:style style:name="P55" style:family="paragraph" style:parent-style-name="Heading_20_2">
      <style:text-properties officeooo:paragraph-rsid="0022d60c"/>
    </style:style>
    <style:style style:name="P56" style:family="paragraph" style:parent-style-name="Heading_20_2">
      <style:text-properties officeooo:paragraph-rsid="002f91e5"/>
    </style:style>
    <style:style style:name="P57" style:family="paragraph" style:parent-style-name="Heading_20_2">
      <style:paragraph-properties fo:margin-top="0in" fo:margin-bottom="0in" loext:contextual-spacing="false"/>
      <style:text-properties officeooo:paragraph-rsid="002bbbb6"/>
    </style:style>
    <style:style style:name="P58" style:family="paragraph" style:parent-style-name="Standard">
      <style:text-properties officeooo:paragraph-rsid="004954bb"/>
    </style:style>
    <style:style style:name="P59" style:family="paragraph" style:parent-style-name="Standard" style:master-page-name="Standard">
      <style:paragraph-properties fo:text-align="center" style:justify-single-word="false" style:page-number="auto"/>
    </style:style>
    <style:style style:name="P60" style:family="paragraph" style:parent-style-name="Text_20_body">
      <style:text-properties officeooo:paragraph-rsid="0045edfc"/>
    </style:style>
    <style:style style:name="T1" style:family="text">
      <style:text-properties fo:color="#008000"/>
    </style:style>
    <style:style style:name="T2" style:family="text">
      <style:text-properties style:text-position="super 58%" style:font-size-complex="12pt"/>
    </style:style>
    <style:style style:name="T3" style:family="text">
      <style:text-properties fo:language="en" fo:country="US" style:font-name-asian="Arial"/>
    </style:style>
    <style:style style:name="T4" style:family="text">
      <style:text-properties fo:language="en" fo:country="US" style:language-asian="none" style:country-asian="none"/>
    </style:style>
    <style:style style:name="T5" style:family="text">
      <style:text-properties fo:language="none" fo:country="none" style:language-asian="none" style:country-asian="none"/>
    </style:style>
    <style:style style:name="T6" style:family="text">
      <style:text-properties fo:language="none" fo:country="none" officeooo:rsid="001b28af" style:language-asian="none" style:country-asian="none"/>
    </style:style>
    <style:style style:name="T7" style:family="text">
      <style:text-properties style:font-name="Times New Roman" fo:language="none" fo:country="none" style:font-name-asian="SimSun" style:language-asian="none" style:country-asian="none" style:font-name-complex="Times New Roman" style:font-size-complex="12pt"/>
    </style:style>
    <style:style style:name="T8" style:family="text">
      <style:text-properties officeooo:rsid="0011faeb"/>
    </style:style>
    <style:style style:name="T9" style:family="text">
      <style:text-properties officeooo:rsid="0012667d"/>
    </style:style>
    <style:style style:name="T10"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11"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12"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13" style:family="text">
      <style:text-properties style:use-window-font-color="true" style:font-name="Arial" fo:font-size="12pt" fo:language="pt" fo:country="BR" officeooo:rsid="00373bde" style:font-name-asian="Times New Roman" style:font-size-asian="12pt" style:font-name-complex="Arial" style:font-size-complex="10pt" style:language-complex="ar" style:country-complex="SA"/>
    </style:style>
    <style:style style:name="T14"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15"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16"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17"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18"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19" style:family="text">
      <style:text-properties style:use-window-font-color="true" style:font-name="Arial" fo:font-size="12pt" fo:language="pt" fo:country="BR" officeooo:rsid="0045edfc"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477315"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23" style:family="text">
      <style:text-properties style:use-window-font-color="true" style:font-name="Arial" fo:font-size="12pt" fo:language="pt" fo:country="BR" fo:font-style="normal" officeooo:rsid="0040ba4e" style:font-name-asian="Times New Roman" style:font-size-asian="12pt" style:font-style-asian="normal" style:font-name-complex="Arial" style:font-size-complex="10pt" style:language-complex="ar" style:country-complex="SA" style:font-style-complex="normal"/>
    </style:style>
    <style:style style:name="T24"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25"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26"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27"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28"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29"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30"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31"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32"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33"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34"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fo:font-style="italic" officeooo:rsid="002dafc7" style:font-style-asian="italic" style:font-style-complex="italic"/>
    </style:style>
    <style:style style:name="T38" style:family="text">
      <style:text-properties fo:font-style="italic" officeooo:rsid="00309fc4" style:font-style-asian="italic" style:font-style-complex="italic"/>
    </style:style>
    <style:style style:name="T39" style:family="text">
      <style:text-properties fo:font-style="italic" officeooo:rsid="0033908b" style:font-style-asian="italic" style:font-style-complex="italic"/>
    </style:style>
    <style:style style:name="T40" style:family="text">
      <style:text-properties fo:font-style="italic" officeooo:rsid="0037dd62" style:font-style-asian="italic" style:font-style-complex="italic"/>
    </style:style>
    <style:style style:name="T41" style:family="text">
      <style:text-properties fo:font-style="normal" officeooo:rsid="001d6277" style:font-style-asian="normal" style:font-style-complex="normal"/>
    </style:style>
    <style:style style:name="T42" style:family="text">
      <style:text-properties fo:font-style="normal" officeooo:rsid="0033908b" style:font-style-asian="normal" style:font-style-complex="normal"/>
    </style:style>
    <style:style style:name="T43" style:family="text">
      <style:text-properties officeooo:rsid="00211449"/>
    </style:style>
    <style:style style:name="T44" style:family="text">
      <style:text-properties officeooo:rsid="001d6277"/>
    </style:style>
    <style:style style:name="T45" style:family="text">
      <style:text-properties officeooo:rsid="002dafc7"/>
    </style:style>
    <style:style style:name="T46" style:family="text">
      <style:text-properties fo:text-transform="uppercase" style:use-window-font-color="true" style:font-name="Arial" fo:font-size="12pt" fo:language="pt" fo:country="BR" fo:font-weight="bold" style:font-name-asian="Times New Roman" style:font-size-asian="12pt" style:font-weight-asian="bold" style:font-name-complex="Arial" style:font-size-complex="10pt" style:language-complex="ar" style:country-complex="SA"/>
    </style:style>
    <style:style style:name="T47" style:family="text">
      <style:text-properties fo:text-transform="uppercase" style:use-window-font-color="true" style:font-name="Arial" fo:font-size="12pt" fo:language="pt" fo:country="BR" fo:font-weight="bold" officeooo:rsid="0037dd62" style:font-name-asian="Times New Roman" style:font-size-asian="12pt" style:font-weight-asian="bold" style:font-name-complex="Arial" style:font-size-complex="10pt" style:language-complex="ar" style:country-complex="SA"/>
    </style:style>
    <style:style style:name="T48"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49" style:family="text">
      <style:text-properties officeooo:rsid="002f193e"/>
    </style:style>
    <style:style style:name="T50" style:family="text">
      <style:text-properties officeooo:rsid="00309fc4"/>
    </style:style>
    <style:style style:name="T51" style:family="text">
      <style:text-properties officeooo:rsid="00373bde"/>
    </style:style>
    <style:style style:name="T52" style:family="text">
      <style:text-properties officeooo:rsid="0037dd62"/>
    </style:style>
    <style:style style:name="T53" style:family="text">
      <style:text-properties officeooo:rsid="003e2b48"/>
    </style:style>
    <style:style style:name="T54" style:family="text">
      <style:text-properties officeooo:rsid="0045edfc"/>
    </style:style>
    <style:style style:name="T55" style:family="text">
      <style:text-properties fo:color="#0000ff" style:font-name="Arial" fo:font-size="12pt" fo:language="pt" fo:country="BR" style:text-underline-style="solid" style:text-underline-width="auto" style:text-underline-color="font-color" officeooo:rsid="00373bde" style:font-name-asian="Times New Roman" style:font-size-asian="12pt" style:font-name-complex="Arial" style:font-size-complex="10pt" style:language-complex="ar" style:country-complex="SA"/>
    </style:style>
    <style:style style:name="T56" style:family="text">
      <style:text-properties fo:color="#0000ff" style:font-name="Arial" fo:font-size="12pt" fo:language="pt" fo:country="BR" style:text-underline-style="solid" style:text-underline-width="auto" style:text-underline-color="font-color" officeooo:rsid="0045edfc" style:font-name-asian="Times New Roman" style:font-size-asian="12pt" style:font-name-complex="Arial" style:font-size-complex="10pt" style:language-complex="ar" style:country-complex="SA"/>
    </style:style>
    <style:style style:name="T57" style:family="text">
      <style:text-properties officeooo:rsid="00477315"/>
    </style:style>
    <style:style style:name="T58" style:family="text">
      <style:text-properties officeooo:rsid="004954bb"/>
    </style:style>
    <style:style style:name="T59"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P20"/>
      <text:p text:style-name="NOME_20_AUTOR">UNIVERSIDADE FEDERAL FLUMINENSE</text:p>
      <text:p text:style-name="NOME_20_AUTOR">CAIO XAVIER <text:s/>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text:soft-page-break/>2019</text:p>
      <text:p text:style-name="P4">CAIO</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14"/>
      <text:p text:style-name="NOME_20_AUTOR"/>
      <text:p text:style-name="NOME_20_AUTOR"/>
      <text:p text:style-name="P43">Trabalho de Conclusão de Curso submetido ao Curso de Tecnologia em Sistemas de Computação da Universidade Federal Fluminense como requisito parcial para obtenção do título de Tecnólogo em Sistemas de Computação.</text:p>
      <text:p text:style-name="P15"/>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text:soft-page-break/>2019</text:p>
      <text:p text:style-name="P4">CAIO</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43">Trabalho de Conclusão de Curso submetido ao Curso de Tecnologia em Sistemas de Computação da Universidade Federal Fluminense como requisito parcial para obtenção do título de Tecnólogo em Sistemas de Computação.</text:p>
      <text:p text:style-name="P21"/>
      <text:p text:style-name="P20">Niterói, ___ de _______________ de 2019.</text:p>
      <text:p text:style-name="P20"/>
      <text:p text:style-name="Standard">Banca Examinadora:</text:p>
      <text:p text:style-name="P20">_________________________________________</text:p>
      <text:p text:style-name="P13">Prof. Altobelli de Brito Mantuan, Msc. – Orientador</text:p>
      <text:p text:style-name="P22">UFF –Universidade Federal Fluminense</text:p>
      <text:p text:style-name="P20">_________________________________________</text:p>
      <text:p text:style-name="P20">Prof. ou Prof<text:span text:style-name="T2">a</text:span>. &lt;NOME&gt;, &lt;Título&gt;. – <text:span text:style-name="T1"><text:s/></text:span>Avaliador</text:p>
      <text:p text:style-name="P20">&lt;Sigla da Universidade&gt; - &lt;Nome da Universidade&gt;</text:p>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Dedico este trabalho a minha família.</text:p>
      <text:p text:style-name="P24"/>
      <text:p text:style-name="P5">AGRADECIMENTOS</text:p>
      <text:p text:style-name="P40">A Deus, que sempre iluminou a minha caminhada.</text:p>
      <text:p text:style-name="P40"/>
      <text:p text:style-name="P40">A meu Orientador Altobelli de brito Mantuan pelo estímulo e atenção que me concedeu durante o curso.</text:p>
      <text:p text:style-name="P40"/>
      <text:p text:style-name="P40">Aos Colegas de curso pelo incentivo e troca de experiências.</text:p>
      <text:p text:style-name="P40"/>
      <text:p text:style-name="P40">A todos os meus familiares e amigos pelo apoio e colaboração.</text:p>
      <text:p text:style-name="P41"/>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4"/>
      <text:p text:style-name="P24"/>
      <text:p text:style-name="P24"/>
      <text:p text:style-name="P24"/>
      <text:p text:style-name="P24"/>
      <text:p text:style-name="P24"/>
      <text:p text:style-name="P24"/>
      <text:p text:style-name="P24"/>
      <text:p text:style-name="P24"/>
      <text:p text:style-name="P26"/>
      <text:p text:style-name="P27"/>
      <text:p text:style-name="P24"/>
      <text:p text:style-name="P24"/>
      <text:p text:style-name="P24"/>
      <text:p text:style-name="P24"/>
      <text:p text:style-name="P24"/>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A maior parte das empresa utiliza sistemas computação para apoiar suas atividades e com o passar do tempo fica acumulado uma grande massa de dados. Esses dados <text:s/>representam o histórico dessas atividades e possui implicitamen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6"><text:s text:c="2"/></text:p>
      <text:p text:style-name="P18">Palavras-chaves: regras de associação, mineração de dados, medidas de interesse.</text:p>
      <text:p text:style-name="P18"/>
      <text:p text:style-name="P18"/>
      <text:p text:style-name="P18"/>
      <text:p text:style-name="P3"><text:bookmark-start text:name="__RefHeading___Toc378694360"/>ABSTRACT<text:bookmark-end text:name="__RefHeading___Toc378694360"/><text:bookmark text:name="ABSTRACT"/></text:p>
      <text:p text:style-name="P17">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alavras_20_Chaves">Key words: Association Rules, data mining, measures of interest.</text:p>
      <text:p text:style-name="P3"><text:span text:style-name="T3"><text:s/></text:span>SUMÁRIO</text:p>
      <text:p text:style-name="P23"/>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ítul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
            <text:index-source-style text:style-name="REFERÊNCIA_20_BIBLIOGRÁFICA"/>
            <text:index-source-style text:style-name="ANEXOS"/>
          </text:index-source-styles>
        </text:table-of-content-source>
        <text:index-body>
          <text:p text:style-name="P7"><text:a xlink:type="simple" xlink:href="#__RefHeading___Toc378694359" text:style-name="Index_20_Link" text:visited-style-name="Index_20_Link"><text:span text:style-name="T5">RESUMO<text:tab/>7</text:span></text:a></text:p>
          <text:p text:style-name="P7"><text:a xlink:type="simple" xlink:href="#__RefHeading___Toc378694360" text:style-name="Index_20_Link" text:visited-style-name="Index_20_Link"><text:span text:style-name="T4">ABSTRACT</text:span></text:a><text:a xlink:type="simple" xlink:href="#__RefHeading___Toc378694360" text:style-name="Index_20_Link" text:visited-style-name="Index_20_Link"><text:span text:style-name="T5"><text:tab/>8</text:span></text:a></text:p>
          <text:p text:style-name="P8"><text:a xlink:type="simple" xlink:href="#__RefHeading___Toc378694366" text:style-name="Index_20_Link" text:visited-style-name="Index_20_Link"><text:span text:style-name="T5">1</text:span></text:a><text:a xlink:type="simple" xlink:href="#__RefHeading___Toc378694366" text:style-name="Index_20_Link" text:visited-style-name="Index_20_Link"><text:span text:style-name="T7"><text:tab/></text:span></text:a><text:a xlink:type="simple" xlink:href="#__RefHeading___Toc378694366" text:style-name="Index_20_Link" text:visited-style-name="Index_20_Link"><text:span text:style-name="T5">INTRODUÇÃO<text:tab/>11</text:span></text:a></text:p>
          <text:p text:style-name="P8"><text:a xlink:type="simple" xlink:href="#__RefHeading___Toc378694367" text:style-name="Index_20_Link" text:visited-style-name="Index_20_Link"><text:span text:style-name="T5">2</text:span></text:a><text:a xlink:type="simple" xlink:href="#__RefHeading___Toc378694367" text:style-name="Index_20_Link" text:visited-style-name="Index_20_Link"><text:span text:style-name="T7"><text:tab/></text:span></text:a><text:a xlink:type="simple" xlink:href="#__RefHeading___Toc378694367" text:style-name="Index_20_Link" text:visited-style-name="Index_20_Link"><text:span text:style-name="T5">FUNDAMENTAÇÃO TEÓRICA<text:tab/>16</text:span></text:a></text:p>
          <text:p text:style-name="P12"><text:a xlink:type="simple" xlink:href="#__RefHeading___Toc378694369" text:style-name="Index_20_Link" text:visited-style-name="Index_20_Link"><text:span text:style-name="T5">2.1</text:span></text:a><text:a xlink:type="simple" xlink:href="#__RefHeading___Toc378694369" text:style-name="Index_20_Link" text:visited-style-name="Index_20_Link"><text:span text:style-name="T7"><text:tab/></text:span></text:a><text:a xlink:type="simple" xlink:href="#__RefHeading___Toc378694369" text:style-name="Index_20_Link" text:visited-style-name="Index_20_Link"><text:span text:style-name="T5">BASE </text:span></text:a><text:a xlink:type="simple" xlink:href="#__RefHeading___Toc378694369" text:style-name="Index_20_Link" text:visited-style-name="Index_20_Link"><text:span text:style-name="T6">DE DADOS</text:span></text:a><text:a xlink:type="simple" xlink:href="#__RefHeading___Toc378694369" text:style-name="Index_20_Link" text:visited-style-name="Index_20_Link"><text:span text:style-name="T5"><text:tab/>17</text:span></text:a></text:p>
          <text:p text:style-name="P12"><text:a xlink:type="simple" xlink:href="#__RefHeading___Toc378694370" text:style-name="Index_20_Link" text:visited-style-name="Index_20_Link"><text:span text:style-name="T5">2.2</text:span></text:a><text:a xlink:type="simple" xlink:href="#__RefHeading___Toc378694370" text:style-name="Index_20_Link" text:visited-style-name="Index_20_Link"><text:span text:style-name="T7"><text:tab/></text:span></text:a><text:a xlink:type="simple" xlink:href="#__RefHeading___Toc378694370" text:style-name="Index_20_Link" text:visited-style-name="Index_20_Link"><text:span text:style-name="T5">ITEMSET(APRIORI)<text:tab/>17</text:span></text:a></text:p>
          <text:p text:style-name="P12"><text:a xlink:type="simple" xlink:href="#__RefHeading___Toc378694371" text:style-name="Index_20_Link" text:visited-style-name="Index_20_Link"><text:span text:style-name="T5">2.3</text:span></text:a><text:a xlink:type="simple" xlink:href="#__RefHeading___Toc378694371" text:style-name="Index_20_Link" text:visited-style-name="Index_20_Link"><text:span text:style-name="T7"><text:tab/></text:span></text:a><text:a xlink:type="simple" xlink:href="#__RefHeading___Toc378694371" text:style-name="Index_20_Link" text:visited-style-name="Index_20_Link"><text:span text:style-name="T5">REGRA DE ASSOCIAÇÃO<text:tab/>18</text:span></text:a></text:p>
          <text:p text:style-name="P12"><text:a xlink:type="simple" xlink:href="#__RefHeading___Toc378694372" text:style-name="Index_20_Link" text:visited-style-name="Index_20_Link"><text:span text:style-name="T5">2.4</text:span></text:a><text:a xlink:type="simple" xlink:href="#__RefHeading___Toc378694372" text:style-name="Index_20_Link" text:visited-style-name="Index_20_Link"><text:span text:style-name="T7"><text:tab/></text:span></text:a><text:a xlink:type="simple" xlink:href="#__RefHeading___Toc378694372" text:style-name="Index_20_Link" text:visited-style-name="Index_20_Link"><text:span text:style-name="T5">SUPORTE.<text:tab/>18</text:span></text:a></text:p>
          <text:p text:style-name="P12"><text:a xlink:type="simple" xlink:href="#__RefHeading___Toc378694373" text:style-name="Index_20_Link" text:visited-style-name="Index_20_Link"><text:span text:style-name="T5">2.5</text:span></text:a><text:a xlink:type="simple" xlink:href="#__RefHeading___Toc378694373" text:style-name="Index_20_Link" text:visited-style-name="Index_20_Link"><text:span text:style-name="T7"><text:tab/></text:span></text:a><text:a xlink:type="simple" xlink:href="#__RefHeading___Toc378694373" text:style-name="Index_20_Link" text:visited-style-name="Index_20_Link"><text:span text:style-name="T5">CONFIANÇA<text:tab/>19</text:span></text:a></text:p>
          <text:p text:style-name="Standard">3 <text:s text:c="4"/>MÉTRICAS DE REGRAS DE ASSOCIAÇÃO..................................................</text:p>
          <text:p text:style-name="Standard">4 <text:s text:c="4"/>VISUALIZAR MÉTRICAS CALCULADAS..........................................................</text:p>
          <text:p text:style-name="P7"><text:a xlink:type="simple" xlink:href="#__RefHeading___Toc378694374" text:style-name="Index_20_Link" text:visited-style-name="Index_20_Link"><text:span text:style-name="T5">5 <text:s text:c="3"/>CONCLUSÕES E TRABALHOS FUTUROS<text:tab/>20</text:span></text:a></text:p>
          <text:p text:style-name="P7"><text:a xlink:type="simple" xlink:href="#__RefHeading___Toc378694375" text:style-name="Index_20_Link" text:visited-style-name="Index_20_Link"><text:span text:style-name="T5">REFERÊNCIAS BIBLIOGRÁFICAS<text:tab/>21</text:span></text:a></text:p>
        </text:index-body>
      </text:table-of-content>
      <text:p text:style-name="P28"/>
      <text:h text:style-name="P52" text:outline-level="1"><text:bookmark-start text:name="__RefHeading___Toc378694366"/><text:bookmark text:name="CAPITULO1"/>INTRODUÇÃO<text:bookmark-end text:name="__RefHeading___Toc378694366"/></text:h>
      <text:p text:style-name="Standard">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 Sendo assim surgiu a necessidade de se desenvolver métodos de pesquisa para extrair essas informações dando origem então a área de pesquisa de descoberta de conhecimento a partir de base de dados (KDD - Knowlegde Discovery in Databases) ou “Mineração De Dados” (Data Mining). </text:p>
      <text:p text:style-name="Standard">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Standard">As regras de associação são a base deste trabalho e são definidas por revelar todos os padrões de relacionamento entre itens ou atributos, que ocorrem em uma determinada frequência entre eventos correlacionados pertencentes a uma determinada base de dados.</text:p>
      <text:p text:style-name="Standard"/>
      <text:h text:style-name="P50" text:outline-level="1"><text:bookmark text:name="CAPITULO3"/><text:bookmark text:name="CAPITULO1p1"/><text:bookmark text:name="CAPITULO2"/><text:soft-page-break/>FUNDAMENTAÇÃO TEÓRICA</text:h>
      <text:h text:style-name="P57" text:outline-level="2">BASEs de dados </text:h>
      <text:p text:style-name="Contents_20_1">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das nesses bancos de dados que a mineração de dados busca padrões de comportamentos frequentes presentes nessas atividades que representam um conhecimento relevante e de grande importância para essas organizações para poder evoluir seus processos de forma mais correta. Os dados armazenados nessas bases de dados podem ser de vários tipos e representar uma informação qualitativa(expressa uma qualidade da variável ou atributo, ou seja uma caracteristica não mensurável numericamente, ex: cor ⇒ azul) ou quantitativa que ainda pode ser discreta(expressa uma quantidade finita ou enumerável relacionada ao atributo, ex: pneus ⇒ 4) ou contínua(expressa uma quantidade infinita de possibilidades dentro de um intervalo ou conjunto união de números Reais relacionada ao atributo, ex: peso ⇒ 1 Kg). Os diferentes tipos de informação associadas a esses dados determinam as técnicas de mineração de dados que serão utilizadas para a obtenção do conhecimento pretendido na base de dados. O objeto de estudo desse trabalho são regras de associação, sendo assim definimos como exemplo para essa base de dados como sendo um conjunto de atributos que podem assumir um valor binário (0 ⇒ não está contido, 1 ⇒ está contido) que estão presentes em cada registro desse banco de dados.</text:p>
      <text:h text:style-name="Heading_20_2" text:outline-level="2"><text:soft-page-break/><text:span text:style-name="T36">ITEMSET </text:span>(APRIORI)</text:h>
      <text:p text:style-name="P10"><text:tab/>Muitas empresas mantem os dados de suas operações registrados em bases de dados. Um tipo de registro muito comum é a “Basket Data”, que são dados de transações feitas em caixas de supermercados, farmácias e afins. Cada transação é registrada com um identificador único, e geralmente um conjunto de itens (produtos) que fizeram parte da compra. Cada tupla dessa base de dados represanta uma única transação, e contém, entre outras informações tais como quantidade e preço, um <text:span text:style-name="T19">conjunto</text:span> de itens que chamamos de “Itemset” [1].</text:p>
      <text:h text:style-name="P53" text:outline-level="2">REGRA DE ASSOCIAÇÃO</text:h>
      <text:p text:style-name="P9"><text:span text:style-name="T8"><text:tab/>Regra de associação é um conceito introduzido em 1993 por </text:span>Rakesh Agrawal, Tomasz Imieliński <text:span text:style-name="T10">e </text:span>Arun Swami <text:a xlink:type="simple" xlink:href="https://rakesh.agrawal-family.com/papers/sigmod93assoc.pdf" text:style-name="Internet_20_link" text:visited-style-name="Visited_20_Internet_20_Link"><text:span text:style-name="T43">[2]</text:span></text:a>, <text:span text:style-name="T9">que </text:span><text:span text:style-name="T10">d</text:span><text:span text:style-name="T11">escreve</text:span><text:span text:style-name="T9"> relações entre itemsets, e consiste em declarações da seguinte forma:</text:span></text:p>
      <text:p text:style-name="P9"><text:tab/>A⇒C</text:p>
      <text:p text:style-name="P9"><text:s/>onde A (antecedente) e C (consequente) representam conjuntos disjuntos de itens de uma mesma transação.</text:p>
      <text:p text:style-name="P33"/>
      <text:p text:style-name="P30"><text:tab/>Elas simbolizam padrões existentes em transações de uma base de dados, nas quais a existência do termo antecedente implica em uma tendencia à existência do termo consequente. As transações que contém o termo antecedente tendem a conter tambem o consequente.</text:p>
      <text:p text:style-name="P6"/>
      <text:h text:style-name="P54" text:outline-level="2">SUPORTE</text:h>
      <text:p text:style-name="P31"><text:tab/>Conceito também introduzido em 1993 [1]. Representa a quantidade de itemsets na base de dados que apoiam uma regra. É a probabilidade de um itemset <text:span text:style-name="T53">X</text:span> estar contido em uma tupla t de uma base de dados D.</text:p>
      <text:p text:style-name="P31"><text:span text:style-name="T44"><text:tab/></text:span><text:span text:style-name="T12">P</text:span><text:span text:style-name="T22">ode ser </text:span><text:span text:style-name="T41">representado</text:span><text:span text:style-name="T44"> por:</text:span></text:p>
      <text:p text:style-name="P31"><text:tab/><draw:frame draw:style-name="fr3" draw:name="Object1" text:anchor-type="as-char" svg:y="-0.2535in" svg:width="2.5835in" svg:height="0.4118in" draw:z-index="13"><draw:object xlink:href="./Object 1" xlink:type="simple" xlink:show="embed" xlink:actuate="onLoad"/><draw:image xlink:href="./ObjectReplacements/Object 1" xlink:type="simple" xlink:show="embed" xlink:actuate="onLoad"/><svg:desc>formula</svg:desc></draw:frame></text:p>
      <text:p text:style-name="P31"/>
      <text:p text:style-name="P37"><text:tab/><text:span text:style-name="T51">Trata-se da significância estatística da ocorrência dos itemsets que </text:span><text:span text:style-name="T13">geram as</text:span><text:span text:style-name="T51"> regras. Em algoritmos de mineração de associações, tais como o APRIORI</text:span><text:a xlink:type="simple" xlink:href="https://rakesh.agrawal-family.com/papers/icde99rules.pdf" text:style-name="Internet_20_link" text:visited-style-name="Visited_20_Internet_20_Link"><text:span text:style-name="T51">[citação p.3 3.3]</text:span></text:a><text:span text:style-name="T51">, geralmente é definido um índice de suporte mínimo que as regras devem atingir para que </text:span><text:span text:style-name="T13">sejam</text:span><text:span text:style-name="T51"> considerada</text:span><text:span text:style-name="T13">s</text:span><text:span text:style-name="T51">.</text:span></text:p>
      <text:p text:style-name="P37"><text:span text:style-name="T51"><text:tab/>O conceito de independência estatística </text:span><text:a xlink:type="simple" xlink:href="https://www.stat.cmu.edu/~cshalizi/36-220/lecture-5.pdf" text:style-name="Internet_20_link" text:visited-style-name="Visited_20_Internet_20_Link"><text:span text:style-name="T51">[</text:span></text:a><text:a xlink:type="simple" xlink:href="https://www.stat.cmu.edu/~cshalizi/36-220/lecture-5.pdf" text:style-name="Internet_20_link" text:visited-style-name="Visited_20_Internet_20_Link"><text:span text:style-name="T55">c</text:span></text:a><text:a xlink:type="simple" xlink:href="https://www.stat.cmu.edu/~cshalizi/36-220/lecture-5.pdf" text:style-name="Internet_20_link" text:visited-style-name="Visited_20_Internet_20_Link"><text:span text:style-name="T56">itação</text:span></text:a><text:a xlink:type="simple" xlink:href="https://www.stat.cmu.edu/~cshalizi/36-220/lecture-5.pdf" text:style-name="Internet_20_link" text:visited-style-name="Visited_20_Internet_20_Link"><text:span text:style-name="T51"> p.1]</text:span></text:a><text:span text:style-name="T51"> pode ser utilizado para estimar o apoio de um </text:span><text:span text:style-name="T37">itemset</text:span><text:span text:style-name="T45">. </text:span></text:p>
      <text:h text:style-name="P55" text:outline-level="2">CONFIANÇA</text:h>
      <text:p text:style-name="P38"><text:span text:style-name="T14"><text:tab/>Dada uma a</text:span><text:span text:style-name="T15">ssociação</text:span><text:span text:style-name="T29"> i = A⇒C </text:span></text:p>
      <text:p text:style-name="P38"><text:span text:style-name="T30"><text:tab/></text:span><text:span text:style-name="T24">Dado um</text:span><text:span text:style-name="T31"> </text:span><text:span text:style-name="T30">itemset t </text:span><text:span text:style-name="T23"><text:s/></text:span><text:span text:style-name="T26">tal que </text:span><text:span text:style-name="T33">t </text:span><text:span text:style-name="T34">⊃</text:span><text:span text:style-name="T33">A</text:span><text:span text:style-name="T30">;</text:span></text:p>
      <text:p text:style-name="P38"><text:span text:style-name="T30"><text:tab/></text:span><text:span text:style-name="T25">Se </text:span><text:span text:style-name="T32">C ⊄ t,</text:span><text:span text:style-name="T25"> </text:span><text:span text:style-name="T24">podemos afirmar que a regra </text:span><text:span text:style-name="T31">i </text:span><text:span text:style-name="T24">não se aplica a </text:span><text:span text:style-name="T31">t</text:span><text:span text:style-name="T24">, </text:span><text:span text:style-name="T26">já que a existência de A, segundo </text:span><text:span text:style-name="T33">i,</text:span><text:span text:style-name="T26"> implica na existência de C</text:span><text:span text:style-name="T24">.</text:span></text:p>
      <text:p text:style-name="P58"><text:span text:style-name="T14"><text:tab/></text:span><text:span text:style-name="T16">A</text:span><text:span text:style-name="T14"> confiança p</text:span><text:span text:style-name="T18">ode ser definida então como</text:span><text:span text:style-name="T14"> </text:span><text:span text:style-name="T17">a probabilidade de q</text:span><text:span text:style-name="T18">ue </text:span><text:span text:style-name="T33">t</text:span><text:span text:style-name="T18"> contenha também o termo consequente </text:span><text:span text:style-name="T21">(seja verdadeira)</text:span><text:span text:style-name="T25">. </text:span></text:p>
      <text:p text:style-name="P58"><text:span text:style-name="T25"><text:tab/></text:span><text:span text:style-name="T27">É dada po</text:span><text:span text:style-name="T28">r:</text:span></text:p>
      <text:p text:style-name="P32"><text:tab/><draw:frame draw:style-name="fr2" draw:name="Object2" text:anchor-type="as-char" svg:y="-0.2626in" svg:width="4.7417in" svg:height="0.4291in" draw:z-index="14"><draw:object xlink:href="./Object 2" xlink:type="simple" xlink:show="embed" xlink:actuate="onLoad"/><draw:image xlink:href="./ObjectReplacements/Object 2" xlink:type="simple" xlink:show="embed" xlink:actuate="onLoad"/><svg:desc>formula</svg:desc></draw:frame></text:p>
      <text:h text:style-name="P51" text:outline-level="1"><text:soft-page-break/>MÉTRICAS DE REGRAS DE ASSOCIAÇÃ<text:span text:style-name="T49">O</text:span></text:h>
      <text:h text:style-name="P56" text:outline-level="2"><text:span text:style-name="T46">Added Value </text:span><text:span text:style-name="T47">(AV</text:span><text:span text:style-name="T48">) </text:span><text:a xlink:type="simple" xlink:href="https://m.tau.ac.il/~mansour/students/SigalSaharPhD.pdf" text:style-name="Internet_20_link" text:visited-style-name="Visited_20_Internet_20_Link">1</text:a><text:span text:style-name="T48"><text:tab/></text:span><text:a xlink:type="simple" xlink:href="https://michael.hahsler.net/research/association_rules/measures.html#addedValue" text:style-name="Internet_20_link" text:visited-style-name="Visited_20_Internet_20_Link">2</text:a><text:span text:style-name="T48"><text:tab/></text:span><text:a xlink:type="simple" xlink:href="https://www.cse.msu.edu/~ptan/papers/IS.pdf" text:style-name="Internet_20_link" text:visited-style-name="Visited_20_Internet_20_Link">3</text:a></text:h>
      <text:p text:style-name="P45"><text:tab/>Dada uma regra i = A⇒C com: </text:p>
      <text:p text:style-name="P47"><text:tab/><text:tab/>índice de confiança de 0.9;</text:p>
      <text:p text:style-name="P47"><text:tab/><text:tab/>índice de apoio aceitável;</text:p>
      <text:p text:style-name="P44"><text:tab/>Dada uma tupla t ⊃A de uma base de dados D;</text:p>
      <text:p text:style-name="P45"><text:span text:style-name="T50"><text:tab/>Podemos afirmar que</text:span><text:span text:style-name="T38"> </text:span><text:span text:style-name="T39">C </text:span><text:span text:style-name="T50">tem uma probabilidade de 90% de estar contido em</text:span><text:span text:style-name="T38"> </text:span><text:span text:style-name="T39">t </text:span><text:span text:style-name="T40">(devido à confiança de 0.9)</text:span><text:span text:style-name="T42">. </text:span></text:p>
      <text:p text:style-name="P49"/>
      <text:p text:style-name="P60"><text:tab/><text:span text:style-name="T19">De acordo com os</text:span> critérios de avaliação até então apresentados, a regra i <text:span text:style-name="T19">é</text:span> de grande interesse, tendo em vista seu alto índice de confiança. <text:tab/></text:p>
      <text:p text:style-name="P60"><text:tab/>No entanto, se supp(C) ≥ 0.9, ou seja, se <text:span text:style-name="T54">a </text:span>90% das tuplas de D contem C, independentemente de conterem A ou não, nosso interesse na associação i cai significantemente. Portanto, não podemos negligenciar o suporte do <text:span text:style-name="T36">itemset</text:span> consequente. A métrica AV pode ser usada para identificar casos nos quais o <text:span text:style-name="T54">suporte d</text:span><text:span text:style-name="T19">e </text:span><text:span text:style-name="T20">C</text:span> <text:span text:style-name="T19">seja i</text:span><text:span text:style-name="T20">gual</text:span><text:span text:style-name="T19"> a confiança da regra</text:span>.</text:p>
      <text:p text:style-name="P45"><text:tab/>Uma propriedade interessante dessa métrica, é que <text:span text:style-name="T57">a existência de</text:span> uma regra com um <text:span text:style-name="T20">AV</text:span> negativo e um alto valor absoluto implica na existência de uma outra regra com alto <text:span text:style-name="T20">AV</text:span>.</text:p>
      <text:p text:style-name="P48"><text:tab/>É definid<text:span text:style-name="T54">a por</text:span>:</text:p>
      <text:p text:style-name="P34"><text:bookmark text:name="MathJax-Span-409"/><text:bookmark text:name="MathJax-Span-407"/><text:bookmark text:name="MathJax-Element-37-Frame"/><text:bookmark text:name="MathJax-Span-408"/><text:span text:style-name="T35">A</text:span><text:bookmark text:name="MathJax-Span-410"/><text:span text:style-name="T35">V</text:span><text:bookmark text:name="MathJax-Span-411"/>(<text:span text:style-name="T35">A</text:span>⇒<text:span text:style-name="T35">C</text:span>)<text:bookmark text:name="MathJax-Span-416"/>)<text:bookmark text:name="MathJax-Span-417"/>=<text:bookmark text:name="MathJax-Span-418"/> <text:span text:style-name="T35">c</text:span><text:bookmark text:name="MathJax-Span-419"/><text:span text:style-name="T35">o</text:span><text:bookmark text:name="MathJax-Span-420"/><text:span text:style-name="T35">n</text:span><text:bookmark text:name="MathJax-Span-421"/><text:span text:style-name="T35">f</text:span><text:bookmark text:name="MathJax-Span-422"/>(<text:span text:style-name="T35">A</text:span>⇒<text:span text:style-name="T35">C</text:span>)<text:bookmark text:name="MathJax-Span-427"/> −<text:bookmark text:name="MathJax-Span-428"/> <text:span text:style-name="T35">s</text:span><text:bookmark text:name="MathJax-Span-429"/><text:span text:style-name="T35">u</text:span><text:bookmark text:name="MathJax-Span-430"/><text:span text:style-name="T35">p</text:span><text:bookmark text:name="MathJax-Span-431"/><text:span text:style-name="T35">p</text:span><text:bookmark text:name="MathJax-Span-432"/>(<text:span text:style-name="T35">C</text:span>)</text:p>
      <text:p text:style-name="P35">ou</text:p>
      <text:p text:style-name="P36">AV(A⇒C) = P(A|C) – P(C)</text:p>
      <text:p text:style-name="P46"><text:soft-page-break/><text:tab/></text:p>
      <text:h text:style-name="P56" text:outline-level="2"><text:a xlink:type="simple" xlink:href="https://michael.hahsler.net/research/association_rules/measures.html#all-confidence" text:style-name="Internet_20_link" text:visited-style-name="Visited_20_Internet_20_Link">All-confidence</text:a> </text:h>
      <text:p text:style-name="P11"/>
      <text:h text:style-name="P56" text:outline-level="2"><text:soft-page-break/><text:a xlink:type="simple" xlink:href="https://michael.hahsler.net/research/association_rules/measures.html#casualConfidence" text:style-name="Internet_20_link" text:visited-style-name="Visited_20_Internet_20_Link">Casual Confidence</text:a> </text:h>
      <text:h text:style-name="P56" text:outline-level="2"><text:a xlink:type="simple" xlink:href="https://michael.hahsler.net/research/association_rules/measures.html#casualSupport" text:style-name="Internet_20_link" text:visited-style-name="Visited_20_Internet_20_Link">Casual Support</text:a> </text:h>
      <text:h text:style-name="P56" text:outline-level="2"><text:a xlink:type="simple" xlink:href="https://michael.hahsler.net/research/association_rules/measures.html#certainty" text:style-name="Internet_20_link" text:visited-style-name="Visited_20_Internet_20_Link">Certainty Factor</text:a> </text:h>
      <text:h text:style-name="P56" text:outline-level="2"><text:a xlink:type="simple" xlink:href="https://michael.hahsler.net/research/association_rules/measures.html#chisquared" text:style-name="Internet_20_link" text:visited-style-name="Visited_20_Internet_20_Link">Chi-Squared</text:a> </text:h>
      <text:h text:style-name="P56" text:outline-level="2"><text:a xlink:type="simple" xlink:href="https://michael.hahsler.net/research/association_rules/measures.html#crossSupport" text:style-name="Internet_20_link" text:visited-style-name="Visited_20_Internet_20_Link">Cross-Support Ratio</text:a> </text:h>
      <text:h text:style-name="P56" text:outline-level="2"><text:a xlink:type="simple" xlink:href="https://michael.hahsler.net/research/association_rules/measures.html#collective" text:style-name="Internet_20_link" text:visited-style-name="Visited_20_Internet_20_Link">Collective Strength</text:a> </text:h>
      <text:h text:style-name="P56" text:outline-level="2"><text:soft-page-break/><text:a xlink:type="simple" xlink:href="https://michael.hahsler.net/research/association_rules/measures.html#conviction" text:style-name="Internet_20_link" text:visited-style-name="Visited_20_Internet_20_Link">Conviction</text:a> </text:h>
      <text:h text:style-name="P56" text:outline-level="2"><text:a xlink:type="simple" xlink:href="https://michael.hahsler.net/research/association_rules/measures.html#cosine" text:style-name="Internet_20_link" text:visited-style-name="Visited_20_Internet_20_Link">Cosine</text:a> </text:h>
      <text:h text:style-name="P56" text:outline-level="2"><text:a xlink:type="simple" xlink:href="https://michael.hahsler.net/research/association_rules/measures.html#coverage" text:style-name="Internet_20_link" text:visited-style-name="Visited_20_Internet_20_Link">Coverage</text:a> </text:h>
      <text:h text:style-name="P56" text:outline-level="2"><text:a xlink:type="simple" xlink:href="https://michael.hahsler.net/research/association_rules/measures.html#confirmedConfidence" text:style-name="Internet_20_link" text:visited-style-name="Visited_20_Internet_20_Link">Descriptive Confirmed Confidence</text:a> </text:h>
      <text:h text:style-name="P56" text:outline-level="2"><text:a xlink:type="simple" xlink:href="https://michael.hahsler.net/research/association_rules/measures.html#doc" text:style-name="Internet_20_link" text:visited-style-name="Visited_20_Internet_20_Link">Difference of Confidence</text:a> </text:h>
      <text:h text:style-name="P56" text:outline-level="2">Example and Counter-Example Rate </text:h>
      <text:h text:style-name="P56" text:outline-level="2">Fisher's Exact Test </text:h>
      <text:h text:style-name="P56" text:outline-level="2"><text:soft-page-break/>Gini Index </text:h>
      <text:h text:style-name="P56" text:outline-level="2"><text:a xlink:type="simple" xlink:href="https://michael.hahsler.net/research/association_rules/measures.html#hyperConf" text:style-name="Internet_20_link" text:visited-style-name="Visited_20_Internet_20_Link">Hyper-Confidence</text:a> </text:h>
      <text:h text:style-name="P56" text:outline-level="2"><text:a xlink:type="simple" xlink:href="https://michael.hahsler.net/research/association_rules/measures.html#hyperLift" text:style-name="Internet_20_link" text:visited-style-name="Visited_20_Internet_20_Link">Hyper-Lift</text:a> </text:h>
      <text:h text:style-name="P56" text:outline-level="2"><text:a xlink:type="simple" xlink:href="https://michael.hahsler.net/research/association_rules/measures.html#imbalance" text:style-name="Internet_20_link" text:visited-style-name="Visited_20_Internet_20_Link">Imbalance Ratio</text:a> </text:h>
      <text:h text:style-name="P56" text:outline-level="2"><text:a xlink:type="simple" xlink:href="https://michael.hahsler.net/research/association_rules/measures.html#importance" text:style-name="Internet_20_link" text:visited-style-name="Visited_20_Internet_20_Link">Importance</text:a> </text:h>
      <text:h text:style-name="P56" text:outline-level="2"><text:a xlink:type="simple" xlink:href="https://michael.hahsler.net/research/association_rules/measures.html#improvement" text:style-name="Internet_20_link" text:visited-style-name="Visited_20_Internet_20_Link">Improvement</text:a> </text:h>
      <text:h text:style-name="P56" text:outline-level="2"><text:a xlink:type="simple" xlink:href="https://michael.hahsler.net/research/association_rules/measures.html#jaccard" text:style-name="Internet_20_link" text:visited-style-name="Visited_20_Internet_20_Link">Jaccard Coefficient</text:a> </text:h>
      <text:h text:style-name="P56" text:outline-level="2"><text:soft-page-break/><text:a xlink:type="simple" xlink:href="https://michael.hahsler.net/research/association_rules/measures.html#jMeasure" text:style-name="Internet_20_link" text:visited-style-name="Visited_20_Internet_20_Link">J-Measure</text:a> </text:h>
      <text:h text:style-name="P56" text:outline-level="2"><text:a xlink:type="simple" xlink:href="https://michael.hahsler.net/research/association_rules/measures.html#kappa" text:style-name="Internet_20_link" text:visited-style-name="Visited_20_Internet_20_Link">Kappa</text:a> </text:h>
      <text:h text:style-name="P56" text:outline-level="2"><text:a xlink:type="simple" xlink:href="https://michael.hahsler.net/research/association_rules/measures.html#klosgen" text:style-name="Internet_20_link" text:visited-style-name="Visited_20_Internet_20_Link">Klosgen</text:a> </text:h>
      <text:h text:style-name="P56" text:outline-level="2"><text:a xlink:type="simple" xlink:href="https://michael.hahsler.net/research/association_rules/measures.html#kulczynski" text:style-name="Internet_20_link" text:visited-style-name="Visited_20_Internet_20_Link">Kulczynski</text:a> </text:h>
      <text:h text:style-name="P56" text:outline-level="2"><text:a xlink:type="simple" xlink:href="https://michael.hahsler.net/research/association_rules/measures.html#lambda" text:style-name="Internet_20_link" text:visited-style-name="Visited_20_Internet_20_Link">Goodman-Kruskal Lambda</text:a> </text:h>
      <text:h text:style-name="P56" text:outline-level="2"><text:a xlink:type="simple" xlink:href="https://michael.hahsler.net/research/association_rules/measures.html#laplace" text:style-name="Internet_20_link" text:visited-style-name="Visited_20_Internet_20_Link">Laplace Corrected Confidence</text:a> </text:h>
      <text:h text:style-name="P56" text:outline-level="2"><text:a xlink:type="simple" xlink:href="https://michael.hahsler.net/research/association_rules/measures.html#leastContradiction" text:style-name="Internet_20_link" text:visited-style-name="Visited_20_Internet_20_Link">Least Contradiction</text:a> </text:h>
      <text:h text:style-name="P56" text:outline-level="2"><text:soft-page-break/><text:a xlink:type="simple" xlink:href="https://michael.hahsler.net/research/association_rules/measures.html#lerman" text:style-name="Internet_20_link" text:visited-style-name="Visited_20_Internet_20_Link">Lerman Similarity</text:a> </text:h>
      <text:h text:style-name="P56" text:outline-level="2"><text:a xlink:type="simple" xlink:href="https://michael.hahsler.net/research/association_rules/measures.html#leverage" text:style-name="Internet_20_link" text:visited-style-name="Visited_20_Internet_20_Link">Leverage</text:a> </text:h>
      <text:h text:style-name="P56" text:outline-level="2"><text:a xlink:type="simple" xlink:href="https://michael.hahsler.net/research/association_rules/measures.html#lift" text:style-name="Internet_20_link" text:visited-style-name="Visited_20_Internet_20_Link">Lift</text:a> </text:h>
      <text:h text:style-name="P56" text:outline-level="2">MaxConf </text:h>
      <text:h text:style-name="P56" text:outline-level="2"><text:a xlink:type="simple" xlink:href="https://michael.hahsler.net/research/association_rules/measures.html#mutualInformation" text:style-name="Internet_20_link" text:visited-style-name="Visited_20_Internet_20_Link">Mutual Information</text:a> </text:h>
      <text:h text:style-name="P56" text:outline-level="2"><text:a xlink:type="simple" xlink:href="https://michael.hahsler.net/research/association_rules/measures.html#oddsRatio" text:style-name="Internet_20_link" text:visited-style-name="Visited_20_Internet_20_Link">Odds Ratio</text:a> </text:h>
      <text:h text:style-name="P56" text:outline-level="2"><text:a xlink:type="simple" xlink:href="https://michael.hahsler.net/research/association_rules/measures.html#phi" text:style-name="Internet_20_link" text:visited-style-name="Visited_20_Internet_20_Link">Phi Correlation Coefficient</text:a> </text:h>
      <text:h text:style-name="P56" text:outline-level="2"><text:soft-page-break/><text:a xlink:type="simple" xlink:href="https://michael.hahsler.net/research/association_rules/measures.html#ralambondrainy" text:style-name="Internet_20_link" text:visited-style-name="Visited_20_Internet_20_Link">Ralambondrainy Measure</text:a> </text:h>
      <text:h text:style-name="P56" text:outline-level="2"><text:a xlink:type="simple" xlink:href="https://michael.hahsler.net/research/association_rules/measures.html#rld" text:style-name="Internet_20_link" text:visited-style-name="Visited_20_Internet_20_Link">Relative Linkage Disequilibrium</text:a> </text:h>
      <text:h text:style-name="P56" text:outline-level="2"><text:a xlink:type="simple" xlink:href="https://michael.hahsler.net/research/association_rules/measures.html#rpf" text:style-name="Internet_20_link" text:visited-style-name="Visited_20_Internet_20_Link">Rule Power Factor</text:a> </text:h>
      <text:h text:style-name="P56" text:outline-level="2"><text:a xlink:type="simple" xlink:href="https://michael.hahsler.net/research/association_rules/measures.html#sebag" text:style-name="Internet_20_link" text:visited-style-name="Visited_20_Internet_20_Link">Sebag-Schoenauer Measure</text:a> </text:h>
      <text:h text:style-name="P56" text:outline-level="2"><text:a xlink:type="simple" xlink:href="https://michael.hahsler.net/research/association_rules/measures.html#varyingLiaison" text:style-name="Internet_20_link" text:visited-style-name="Visited_20_Internet_20_Link">Varying Rates Liaison</text:a> </text:h>
      <text:h text:style-name="P56" text:outline-level="2"><text:a xlink:type="simple" xlink:href="https://michael.hahsler.net/research/association_rules/measures.html#yule" text:style-name="Internet_20_link" text:visited-style-name="Visited_20_Internet_20_Link">Yule's Q</text:a> </text:h>
      <text:h text:style-name="P56" text:outline-level="2"><text:a xlink:type="simple" xlink:href="https://michael.hahsler.net/research/association_rules/measures.html#yule" text:style-name="Internet_20_link" text:visited-style-name="Visited_20_Internet_20_Link">Yule's Y</text:a> </text:h>
      <text:p text:style-name="Standard"><text:soft-page-break/></text:p>
      <text:h text:style-name="Heading_20_1" text:outline-level="1">VISUALIZAR MÉTRICAS CALCULADAS</text:h>
      <text:p text:style-name="P29"/>
      <text:h text:style-name="Heading_20_1" text:outline-level="1">CONCLUSÕES E TRABALHOS FUTUROS</text:h>
      <text:p text:style-name="P42"><text:tab/></text:p>
      <text:p text:style-name="P19">REFERÊNCIAS BIBLIOGRÁFICA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RW Bookman" svg:font-family="'URW Bookman'"/>
    <style:font-face style:name="Courier New" svg:font-family="'Courier New'" style:font-family-generic="modern"/>
    <style:font-face style:name="Droid Sans Devanagari1" svg:font-family="'Droid Sans Devanagari'" style:font-family-generic="swiss"/>
    <style:font-face style:name="SimSun" svg:font-family="SimSun, 宋体"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874in"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1665in" fo:margin-bottom="0.1665in"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0.722in" fo:margin-bottom="0.5in"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0.5in" fo:margin-bottom="0.5in"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0.5in" fo:margin-bottom="0.5in"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0.5in" fo:margin-bottom="0.5in"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0.7008in" fo:margin-right="0in" fo:margin-top="0.5in" fo:margin-bottom="0.5in" loext:contextual-spacing="false" fo:line-height="200%" fo:text-indent="-0.7008in"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0.7992in" fo:margin-right="0in" fo:margin-top="0.5in" fo:margin-bottom="0.5in" loext:contextual-spacing="false" fo:text-indent="-0.7992in"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9016in" fo:margin-right="0in" fo:margin-top="0.5in" fo:margin-bottom="0.5in" loext:contextual-spacing="false" fo:text-indent="-0.9016in"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0.5in" fo:margin-bottom="0.5in"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1.0984in" fo:margin-right="0in" fo:margin-top="0.5in" fo:margin-bottom="0.5in" loext:contextual-spacing="false" fo:text-indent="-1.0984in"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_30_5_20_-_20_Tabela_20_à_20_esquerda" style:display-name="05 - Tabela à esquerda" style:family="paragraph" style:parent-style-name="Standard">
      <style:paragraph-properties fo:margin-top="0.0138in" fo:margin-bottom="0.0138in"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138in" fo:margin-bottom="0.0138in"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_30_7_20_-_20_Folha_20_de_20_Rosto" style:display-name="07 - Folha de Rosto" style:family="paragraph" style:parent-style-name="Standard">
      <style:paragraph-properties fo:margin-top="0in" fo:margin-bottom="0.0835in"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2.3626in" fo:margin-right="0in" fo:text-indent="0in" style:auto-text-indent="false"/>
      <style:text-properties fo:font-style="italic" style:font-style-asian="italic"/>
    </style:style>
    <style:style style:name="_30_5_20_-_20_Tabela_20_fonte" style:display-name="05 - Tabela fonte" style:family="paragraph" style:parent-style-name="Standard">
      <style:paragraph-properties fo:margin-top="0.0835in" fo:margin-bottom="0in"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2.961in" fo:margin-right="0in" fo:text-indent="0in"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in" fo:margin-right="0in" fo:line-height="150%" fo:text-indent="0.4925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in" fo:margin-right="0in" fo:text-indent="0.5984in" style:auto-text-indent="false"/>
    </style:style>
    <style:style style:name="REFERÊNCIA_20_BIBLIOGRÁFICA" style:display-name="REFERÊNCIA BIBLIOGRÁFICA" style:family="paragraph" style:parent-style-name="Heading_20_1" style:default-outline-level="" style:list-style-name="">
      <style:paragraph-properties fo:margin-left="0in" fo:margin-right="0in" fo:text-align="center" style:justify-single-word="false" fo:text-indent="0in"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1.5752in" fo:margin-right="0in" fo:line-height="100%" fo:text-indent="0in" style:auto-text-indent="false"/>
      <style:text-properties fo:font-size="10pt" style:font-size-asian="10pt"/>
    </style:style>
    <style:style style:name="Estilo1" style:family="paragraph" style:parent-style-name="Heading_20_1" style:default-outline-level="" style:list-style-name="">
      <style:paragraph-properties fo:margin-top="0.7362in" fo:margin-bottom="0.5in" loext:contextual-spacing="false"/>
    </style:style>
    <style:style style:name="Conteudo_20_Referências_20_Bibliográficas" style:display-name="Conteudo Referências Bibliográficas" style:family="paragraph" style:parent-style-name="Standard" style:list-style-name="WW8Num17">
      <style:paragraph-properties fo:margin-left="0in" fo:margin-right="0in" fo:text-indent="0in" style:auto-text-indent="false"/>
    </style:style>
    <style:style style:name="ANEXOS" style:family="paragraph" style:parent-style-name="NOME_20_AUTOR">
      <style:paragraph-properties fo:margin-top="0.722in" fo:margin-bottom="0.5in"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0.722in" fo:margin-bottom="0.5in"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3752in" fo:margin-bottom="0in"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1.2598in" fo:margin-right="0in" fo:text-indent="-1.2598in"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0693in" fo:margin-bottom="0.0827in"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0.6972in" fo:text-indent="-0.5in" fo:margin-left="0.6972in"/>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style:style>
    <style:page-layout style:name="Mpm1">
      <style:page-layout-properties fo:page-width="8.2681in" fo:page-height="11.6929in" style:num-format="1" style:print-orientation="portrait" fo:margin-top="0.4925in" fo:margin-bottom="0.7874in" fo:margin-left="1.1811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5in" style:dynamic-spacing="true"/>
      </style:header-style>
      <style:footer-style/>
    </style:page-layout>
    <style:page-layout style:name="Mpm2" style:page-usage="right">
      <style:page-layout-properties fo:page-width="8.2681in" fo:page-height="11.6929in" style:num-format="1" style:print-orientation="portrait" fo:margin-top="0.6299in" fo:margin-bottom="1.063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16in" fo:margin-left="0in" fo:margin-right="0in" fo:margin-bottom="0.5126in" style:dynamic-spacing="true"/>
      </style:header-style>
      <style:footer-style/>
    </style:page-layout>
    <style:page-layout style:name="Mpm3">
      <style:page-layout-properties fo:page-width="8.2681in" fo:page-height="11.6929in" style:num-format="1" style:print-orientation="portrait" fo:margin-top="0.6299in" fo:margin-bottom="1.063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16in" fo:margin-left="0in" fo:margin-right="0in" fo:margin-bottom="0.5126in"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08in" draw:z-index="0"><draw:text-box fo:min-height="0.0228in" fo:min-width="0.0161in"><text:p text:style-name="Standard"><text:span text:style-name="Page_20_Number"><text:page-number text:select-page="current">13</text:page-number></text:span></text:p></draw:text-box></draw:frame></text:p>
      </style:header>
    </style:master-page>
    <style:master-page style:name="Convert_20_2" style:display-name="Convert 2" style:page-layout-name="Mpm3">
      <style:header>
        <text:p text:style-name="MP2"><draw:frame draw:style-name="Mfr1" draw:name="Frame2" text:anchor-type="paragraph" svg:y="0.0008in" draw:z-index="12"><draw:text-box fo:min-height="0.0228in" fo:min-width="0.0161in"><text:p text:style-name="Standard"><text:span text:style-name="Page_20_Number"><text:page-number text:select-page="current">25</text:page-number></text:span></text:p></draw:text-box></draw:frame></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NOME DO AUTOR</dc:title>
    <dc:subject/>
    <meta:keyword/>
    <meta:initial-creator>FEBAVE</meta:initial-creator>
    <meta:creation-date>2019-08-21T19:08:00</meta:creation-date>
    <dc:date>2019-08-29T10:11:37.140153069</dc:date>
    <meta:print-date>1999-07-09T08:15:00</meta:print-date>
    <meta:editing-cycles>38</meta:editing-cycles>
    <meta:editing-duration>PT23H5M35S</meta:editing-duration>
    <meta:generator>LibreOffice/6.3.0.4$Linux_X86_64 LibreOffice_project/30$Build-4</meta:generator>
    <meta:document-statistic meta:table-count="0" meta:image-count="0" meta:object-count="2" meta:page-count="25" meta:paragraph-count="145" meta:word-count="1790" meta:character-count="11702" meta:non-whitespace-character-count="9999"/>
  </office:meta>
</office:document-meta>
</file>

<file path=Object 1/content.xml><?xml version="1.0" encoding="utf-8"?>
<math xmlns="http://www.w3.org/1998/Math/MathML" display="block">
  <semantics>
    <mrow>
      <mtext>sup</mtext>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X) = {"|{" t %element D; X %element t"}|"} over {"        |D|"} = P( X)</annotation>
  </semantics>
</math>
</file>

<file path=Object 2/content.xml><?xml version="1.0" encoding="utf-8"?>
<math xmlns="http://www.w3.org/1998/Math/MathML" display="block">
  <semantics>
    <mrow>
      <mtext>conf</mtext>
      <mrow>
        <mrow>
          <mo fence="true" stretchy="false">(</mo>
          <mrow>
            <mrow>
              <mi>A</mi>
              <mtext>⇒</mtext>
              <mi>C</mi>
            </mrow>
          </mrow>
          <mo fence="true" stretchy="false">)</mo>
        </mrow>
        <mo stretchy="false">=</mo>
        <mfrac>
          <mrow>
            <mtext>sup</mtext>
            <mrow>
              <mo fence="true" stretchy="false">(</mo>
              <mrow>
                <mrow>
                  <mi>A</mi>
                  <mtext>⇒</mtext>
                  <mi>C</mi>
                </mrow>
              </mrow>
              <mo fence="true" stretchy="false">)</mo>
            </mrow>
          </mrow>
          <mrow>
            <mtext>  sup</mtext>
            <mrow>
              <mo fence="true" stretchy="false">(</mo>
              <mrow>
                <mi>A</mi>
              </mrow>
              <mo fence="true" stretchy="false">)</mo>
            </mrow>
          </mrow>
        </mfrac>
        <mo stretchy="false">=</mo>
        <mfrac>
          <mrow>
            <mtext>sup</mtext>
            <mrow>
              <mo fence="true" stretchy="false">(</mo>
              <mrow>
                <mrow>
                  <mi>A</mi>
                  <mo stretchy="false">∪</mo>
                  <mi>C</mi>
                </mrow>
              </mrow>
              <mo fence="true" stretchy="false">)</mo>
            </mrow>
          </mrow>
          <mrow>
            <mtext>  sup</mtext>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A</mi>
            <mtext>|</mtext>
            <mi>C</mi>
          </mrow>
        </mrow>
        <mo fence="true" stretchy="false">)</mo>
      </mrow>
    </mrow>
    <annotation encoding="StarMath 5.0">"conf"(A"⇒"C) = {"sup"( A"⇒"C)} over { "  sup"(A) } = {"sup"(A union C)} over {"  sup"(A)}= { P( A intersection C )} over {P(A)} = P( A"|"C )</annotation>
  </semantics>
</math>
</file>